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style:text-underline-style="solid" style:text-underline-width="auto" style:text-underline-color="font-color"/>
    </style:style>
    <style:style style:name="P2" style:family="paragraph" style:parent-style-name="Standard">
      <style:text-properties style:font-name="Trebuchet MS" style:text-underline-style="none"/>
    </style:style>
    <style:style style:name="P3" style:family="paragraph" style:parent-style-name="Standard" style:list-style-name="L2">
      <style:text-properties style:font-name="Trebuchet MS" style:text-underline-style="none"/>
    </style:style>
    <style:style style:name="P4" style:family="paragraph" style:parent-style-name="Standard">
      <style:text-properties style:font-name="Trebuchet MS" style:text-underline-style="solid" style:text-underline-width="auto" style:text-underline-color="font-color"/>
    </style:style>
    <style:style style:name="P5" style:family="paragraph" style:parent-style-name="Standard" style:list-style-name="L1">
      <style:text-properties style:font-name="Trebuchet MS"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 style:list-style-name="L3"/>
    <style:style style:name="P8" style:family="paragraph" style:parent-style-name="Standard"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font-name="Trebuchet MS"/>
    </style:style>
    <style:style style:name="T3" style:family="text">
      <style:text-properties style:font-name="Trebuchet MS"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 :</text:p>
      <text:p text:style-name="P2"/>
      <text:list xml:id="list2836070216443684535" text:style-name="L2">
        <text:list-item>
          <text:p text:style-name="P3">Mammifère hérite de Animal</text:p>
        </text:list-item>
        <text:list-item>
          <text:p text:style-name="P3">Fauve hérite de Mammifère</text:p>
        </text:list-item>
        <text:list-item>
          <text:p text:style-name="P3">Oiseau hérite de Animal</text:p>
        </text:list-item>
        <text:list-item>
          <text:p text:style-name="P3">Lion hérite de Fauve</text:p>
        </text:list-item>
        <text:list-item>
          <text:p text:style-name="P3">Aigle hérite de Oiseau</text:p>
        </text:list-item>
      </text:list>
      <text:p text:style-name="P2"/>
      <text:p text:style-name="P1">Exercice 2 :</text:p>
      <text:list xml:id="list5706995935521022759" text:style-name="L1">
        <text:list-header>
          <text:p text:style-name="P5"><text:span text:style-name="T1"/></text:p>
        </text:list-header>
      </text:list>
      <text:list xml:id="list7994542928155756590" text:style-name="L3">
        <text:list-item>
          <text:p text:style-name="P7"><text:span text:style-name="T3">Vrai</text:span></text:p>
        </text:list-item>
        <text:list-item>
          <text:p text:style-name="P7"><text:span text:style-name="T3">Lors de la compilation (il faut downcater)</text:span></text:p>
        </text:list-item>
        <text:list-item>
          <text:p text:style-name="P7"><text:span text:style-name="T3">Vrai</text:span></text:p>
        </text:list-item>
        <text:list-item>
          <text:p text:style-name="P7"><text:span text:style-name="T3">Vrai</text:span></text:p>
        </text:list-item>
        <text:list-item>
          <text:p text:style-name="P7"><text:span text:style-name="T3">Vrai</text:span></text:p>
        </text:list-item>
        <text:list-item>
          <text:p text:style-name="P7"><text:span text:style-name="T3">Lors de la compilation (il downcaster)</text:span></text:p>
        </text:list-item>
        <text:list-item>
          <text:p text:style-name="P7"><text:span text:style-name="T3">Possible erreur d'exécution</text:span></text:p>
        </text:list-item>
        <text:list-item>
          <text:p text:style-name="P7"><text:span text:style-name="T3">Vrai</text:span></text:p>
        </text:list-item>
        <text:list-item>
          <text:p text:style-name="P7"><text:span text:style-name="T3">Possible erreur d'exécution </text:span></text:p>
        </text:list-item>
      </text:list>
      <text:p text:style-name="Standard"><text:span text:style-name="T3"/></text:p>
      <text:p text:style-name="P6"><text:span text:style-name="T2">Exercice 3 :</text:span></text:p>
      <text:p text:style-name="P8"><text:span text:style-name="T2"/></text:p>
      <text:p text:style-name="P8"><text:span text:style-name="T2">1/ Dans Animal on crée une méthode qui renvoie false comme ça toutes les classes en hérite. Et pour les animaux particuliers on la redéfini.</text:span></text:p>
      <text:p text:style-name="P8"><text:span text:style-name="T2">Txt</text:span></text:p>
      <text:p text:style-name="P8"><text:span text:style-name="T2"/></text:p>
      <text:p text:style-name="P8"><text:span text:style-name="T2">2/ Dans la classe Animal comme ça tout le monde en hérite.</text:span></text:p>
      <text:p text:style-name="P8"><text:span text:style-name="T2">Txt</text:span></text:p>
      <text:p text:style-name="P8"><text:span text:style-name="T2"/></text:p>
      <text:p text:style-name="P6"><text:span text:style-name="T2">Exercice 4 :</text:span></text:p>
      <text:p text:style-name="P6"><text:span text:style-name="T3"/></text:p>
      <text:p text:style-name="P6"><text:span text:style-name="T3">1/ Panthere hérite de Fauve et Panthere de PanthereNoire de Panthere.</text:span></text:p>
      <text:p text:style-name="P6"><text:span text:style-name="T3"/></text:p>
      <text:p text:style-name="P6"><text:span text:style-name="T3">2/ Non car elle plomberait l'arbre d'héritage il vaut mieux rajouter un attribut couleur a Animal.</text:span></text:p>
      <text:p text:style-name="P6"><text:span text:style-name="T3"/></text:p>
      <text:p text:style-name="P6"><text:span text:style-name="T3">3/ txt</text:span></text:p>
      <text:p text:style-name="P6"><text:span text:style-name="T3"/></text:p>
      <text:p text:style-name="P6"><text:span text:style-name="T2">Exercice 5 :</text:span></text:p>
      <text:p text:style-name="P6"><text:span text:style-name="T3"/></text:p>
      <text:p text:style-name="P6"><text:span text:style-name="T3">1/ Il faut modifier la classe Animal et utiliser super dans les classes qui en hérite.</text:span></text:p>
      <text:p text:style-name="P6"><text:span text:style-name="T3">Txt</text:span></text:p>
      <text:p text:style-name="P6"><text:span text:style-name="T3"/></text:p>
      <text:p text:style-name="P6"><text:span text:style-name="T3">2/ Il faut ajouter le code dans Animal </text:span></text:p>
      <text:p text:style-name="P6"><text:span text:style-name="T3">txt</text:span></text:p>
      <text:p text:style-name="P6"><text:span text:style-name="T3"/></text:p>
      <text:p text:style-name="P6"><text:span text:style-name="T3">3/ txt</text:span></text:p>
      <text:p text:style-name="P6"><text:span text:style-name="T3"/></text:p>
      <text:p text:style-name="P6"><text:span text:style-name="T2">Exercice 6 :</text:span></text:p>
      <text:p text:style-name="P6"><text:span text:style-name="T3"/></text:p>
      <text:p text:style-name="P6"><text:span text:style-name="T3">1/ On ajoute un attribut sexe a Animal et faisons à nouveau le constructeur.</text:span></text:p>
      <text:p text:style-name="P6"><text:soft-page-break/><text:span text:style-name="T3">2/ tx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me Gallais-Jimenez</meta:initial-creator>
    <meta:creation-date>2014-10-14T08:22:08.67</meta:creation-date>
    <dc:date>2014-10-14T09:58:09.97</dc:date>
    <dc:creator>Maxime Gallais-Jimenez</dc:creator>
    <meta:editing-duration>PT1H18M23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2" meta:paragraph-count="34" meta:word-count="184" meta:character-count="958"/>
  </office:meta>
</office:document-meta>
</file>